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4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eps trained</text:p>
          </table:table-cell>
        </table:table-row>
        <table:table-row table:style-name="ro1">
          <table:table-cell office:value-type="string" calcext:value-type="string">
            <text:p>noesc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esc0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esc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esc01_r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esc02_r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esc03_r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esc04_r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esc01_rs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al – saturation </text:p>
          </table:table-cell>
          <table:table-cell/>
        </table:table-row>
        <table:table-row table:style-name="ro1">
          <table:table-cell office:value-type="string" calcext:value-type="string">
            <text:p>noesc02_rs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al – saturation </text:p>
          </table:table-cell>
          <table:table-cell/>
        </table:table-row>
        <table:table-row table:style-name="ro1">
          <table:table-cell office:value-type="string" calcext:value-type="string">
            <text:p>noesc01_rsg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al is 10 if not at saturation</text:p>
          </table:table-cell>
          <table:table-cell office:value-type="string" calcext:value-type="string">
            <text:p>3k</text:p>
          </table:table-cell>
        </table:table-row>
        <table:table-row table:style-name="ro1">
          <table:table-cell office:value-type="string" calcext:value-type="string">
            <text:p>noesc01_rsgl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al is 10 if not at saturation, 3 layers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 office:value-type="string" calcext:value-type="string">
            <text:p>noesc02_rsgl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al is 10 if not at saturation, 3 layers</text:p>
          </table:table-cell>
          <table:table-cell office:value-type="string" calcext:value-type="string">
            <text:p>3k</text:p>
          </table:table-cell>
        </table:table-row>
        <table:table-row table:style-name="ro1">
          <table:table-cell office:value-type="string" calcext:value-type="string">
            <text:p>noesc01_ra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al is 10 if not at saturation, no sat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noesc02_rsg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al is 10 if saturation in 10%</text:p>
          </table:table-cell>
          <table:table-cell office:value-type="string" calcext:value-type="string">
            <text:p>15k</text:p>
          </table:table-cell>
        </table:table-row>
        <table:table-row table:style-name="ro1">
          <table:table-cell office:value-type="string" calcext:value-type="string">
            <text:p>noesc01_rse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al – saturation, error squared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noesc02_rs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Goal – saturation, error squared</text:p>
          </table:table-cell>
          <table:table-cell office:value-type="string" calcext:value-type="string">
            <text:p>10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/00/0000</text:date>, <text:time style:data-style-name="N2" text:time-value="17:16:51.4762077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1:36:32.480227982</meta:creation-date>
    <dc:date>2019-10-03T17:26:59.731228437</dc:date>
    <meta:editing-duration>P1DT11H26M41S</meta:editing-duration>
    <meta:editing-cycles>20</meta:editing-cycles>
    <meta:generator>LibreOffice/6.0.7.3$Linux_X86_64 LibreOffice_project/00m0$Build-3</meta:generator>
    <meta:document-statistic meta:table-count="1" meta:cell-count="103" meta:object-count="0"/>
  </office:meta>
</office:document-meta>
</file>